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9e65" officeooo:paragraph-rsid="00169e65"/>
    </style:style>
    <style:style style:name="P2" style:family="paragraph" style:parent-style-name="Standard">
      <style:text-properties officeooo:rsid="00169e65" officeooo:paragraph-rsid="0016d167"/>
    </style:style>
    <style:style style:name="P3" style:family="paragraph" style:parent-style-name="Standard">
      <style:text-properties officeooo:rsid="00195844" officeooo:paragraph-rsid="00195844"/>
    </style:style>
    <style:style style:name="P4" style:family="paragraph" style:parent-style-name="Standard">
      <style:text-properties officeooo:rsid="0019ec6c" officeooo:paragraph-rsid="0019ec6c"/>
    </style:style>
    <style:style style:name="P5" style:family="paragraph" style:parent-style-name="Standard">
      <style:text-properties officeooo:rsid="001a0507" officeooo:paragraph-rsid="001a0507"/>
    </style:style>
    <style:style style:name="P6" style:family="paragraph" style:parent-style-name="Standard">
      <style:text-properties officeooo:rsid="001a0507" officeooo:paragraph-rsid="001a0507"/>
    </style:style>
    <style:style style:name="P7" style:family="paragraph" style:parent-style-name="Standard">
      <style:text-properties officeooo:rsid="001d2516" officeooo:paragraph-rsid="001a0507"/>
    </style:style>
    <style:style style:name="T1" style:family="text">
      <style:text-properties officeooo:rsid="0016d167"/>
    </style:style>
    <style:style style:name="T2" style:family="text">
      <style:text-properties officeooo:rsid="0018754e"/>
    </style:style>
    <style:style style:name="T3" style:family="text">
      <style:text-properties officeooo:rsid="00195844"/>
    </style:style>
    <style:style style:name="T4" style:family="text">
      <style:text-properties officeooo:rsid="001a0507"/>
    </style:style>
    <style:style style:name="T5" style:family="text">
      <style:text-properties officeooo:rsid="001bff7f"/>
    </style:style>
    <style:style style:name="T6" style:family="text">
      <style:text-properties fo:color="#c9211e" loext:opacity="100%" officeooo:rsid="001c7b09"/>
    </style:style>
    <style:style style:name="T7" style:family="text">
      <style:text-properties fo:color="#c9211e" loext:opacity="100%" officeooo:rsid="0018754e"/>
    </style:style>
    <style:style style:name="T8" style:family="text">
      <style:text-properties fo:color="#c9211e" loext:opacity="100%" officeooo:rsid="001d2516"/>
    </style:style>
    <style:style style:name="T9" style:family="text">
      <style:text-properties officeooo:rsid="001c7b09"/>
    </style:style>
    <style:style style:name="T10" style:family="text">
      <style:text-properties officeooo:rsid="001d2516"/>
    </style:style>
    <style:style style:name="T11" style:family="text">
      <style:text-properties officeooo:rsid="001e3c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 sentences</text:p>
      <text:p text:style-name="P1"/>
      <text:p text:style-name="P1">The microbiome mediates many functions in host and non-host ecosystems and there is interest in manipulating the microbiome for human health or environmental conservation, however in order for this to be successful we must answer the question Does variation in the microbiome contribute to variation in any particular ecosystem functions? We performed selection on soil microbiomes by homogenizing and passaging the soils with the highest rate of methane oxidation and we observed an increase in methane oxidation rate compared to a control with random selection and did not see an increase in the relative abundance of methanotrophs. This demonstrates that variation in the microbiome can contribute to variation in the rate of ecosystem function and that understanding or manipulating the microbiome may help us regulate certain microbiome-mediated functions.</text:p>
      <text:p text:style-name="P1"/>
      <text:p text:style-name="P2">Microbiomes mediate a variety of important ecosystem functions rel<text:span text:style-name="T5">evant</text:span> to human health, agricultural productivity, and environmental <text:span text:style-name="T5">change</text:span>. As a result, there is great interest in <text:span text:style-name="T5">understanding how to</text:span> manipulat<text:span text:style-name="T5">e</text:span> the microbiome to achieve <text:span text:style-name="T5">desirable</text:span> outcomes within these domains. However, in order for this manipulation to be successful, variation in the microbiome must contribute to variation in the magnitude of the specific ecosystem function we are attempting to alter, <text:span text:style-name="T1">independent of other drivers of variation</text:span>. <text:span text:style-name="T11">Otherwise, altering the microbiome directly will fail to achieve the desired outcome.</text:span> <text:span text:style-name="T6">Why must this be the case? </text:span><text:span text:style-name="T1">One challenge </text:span><text:span text:style-name="T5">in achieving this goal </text:span><text:span text:style-name="T1">is that the underlying environmental variation can directly alter the rate of ecosystem function and can alter microbiome composition, which could in turn alter ecosystem function </text:span><text:span text:style-name="T9">indirectly </text:span><text:span text:style-name="T1">through environment-microbiome covariance. Therefore, any approach to testing th</text:span><text:span text:style-name="T5">e</text:span><text:span text:style-name="T1"> relationship </text:span><text:span text:style-name="T5">between microbiome composition and ecosystem function </text:span><text:span text:style-name="T1">must adequately control for these confounding factors. In addition, </text:span>we must understan<text:span text:style-name="T5">d which genes or organisms</text:span> <text:span text:style-name="T5">drive</text:span> this relationship so we know which microorganisms to add or remove. <text:span text:style-name="T1">A common assumption is that the rate of a function is limited by the organism that performs the final step in the pathway that contributes to that function. </text:span><text:span text:style-name="T5">Here we will address </text:span><text:span text:style-name="T11">this supposition and and the</text:span><text:span text:style-name="T5"> following questions: Does variation in the microbiome contribute to variation in the rate of a specific ecosystem function? Does the functional group that performs the final step in that pathway limit the rate of function?</text:span><text:span text:style-name="T1"> </text:span><text:span text:style-name="T6">Credibility: What has been done in this space already to address this question? Can you carve out the knowledge gap that has been left by those earlier studies?</text:span></text:p>
      <text:p text:style-name="P2"><text:tab/>To address <text:span text:style-name="T5">our </text:span><text:span text:style-name="T9">broader questions about microbiomes generally, we used methane oxidation by the soil microbiome as our specific study system. We </text:span>performed selection on soil microbiomes by <text:span text:style-name="T1">subsampling,</text:span> homogenizing, and passaging soils with a high rate of methane oxidation <text:span text:style-name="T9">over five passsages</text:span>. <text:span text:style-name="T9">S</text:span>imultaneously, <text:span text:style-name="T9">we</text:span> performed random selection on soils as a control treatment. <text:span text:style-name="T1">This approach allow</text:span><text:span text:style-name="T4">ed</text:span><text:span text:style-name="T1"> us to manipulate variation in the microbiome through subsampling and homogenization. In addition, </text:span><text:span text:style-name="T10">by using a common substrate across all jars and by </text:span><text:span text:style-name="T1">using a control with random selection we control</text:span><text:span text:style-name="T10">led</text:span><text:span text:style-name="T1"> for the effects of the environment on function. Lastly, by passaging over multiple generations we </text:span><text:span text:style-name="T10">diluted the environmental effect of the initial inoculum and minimized the contribution of environment-microbiome covariance to the rate of ecosystem function.</text:span><text:span text:style-name="T1"> </text:span><text:span text:style-name="T10">By the fifth passage, w</text:span>e observed an increase in methane oxidation rate in the soils that underwent selection relative to the control treatment. <text:span text:style-name="T1">In addition, w</text:span>e did not observe a difference in the relative abundance of methanotrophs (methane consuming organisms) between the two treatments. </text:p>
      <text:p text:style-name="P2"><text:span text:style-name="T1"><text:tab/>From these results, we conclude that variation in the soil microbiome can contribute to variation in the rate of methane oxidation in soil. </text:span><text:span text:style-name="T2">This suggests that microbiome manipulations might be successful in altering certain ecosystem functions </text:span><text:span text:style-name="T10">within other domains such as medicine or agriculture</text:span><text:span text:style-name="T2">. In addition, we tested the common assumption that the rate of an ecosystem function is limited by the abundance of the organism that performs the final step in the pathway that contributes to that function. </text:span><text:span text:style-name="T10">Despite an increase in methane oxidation rate, w</text:span><text:span text:style-name="T2">e did not observe an increase in the relative abundance of metha</text:span><text:span text:style-name="T10">ne-oxidizing organisms</text:span><text:span text:style-name="T2"> in the selection treatment, which suggests that methane oxidation is </text:span><text:soft-page-break/><text:span text:style-name="T2">not limited by the abundance of methane oxidizers in our study system.</text:span><text:span text:style-name="T7"> </text:span><text:span text:style-name="T8">To me, this is the key unexpected element of this paper.</text:span><text:span text:style-name="T7"> </text:span><text:span text:style-name="T2">This means that if we want to manipulate microbiome-mediated functions related to human health, agricultural productivity, or environmental </text:span><text:span text:style-name="T10">change</text:span><text:span text:style-name="T2"> we cannot simply add more of the organism that perform the final step in that pathway. Instead, </text:span><text:span text:style-name="T3">we </text:span><text:span text:style-name="T2">may need to look beyond the obvious functional group to determine which organisms to add or remove in order to successfully alter function. </text:span></text:p>
      <text:p text:style-name="P2"/>
      <text:p text:style-name="P2"/>
      <text:p text:style-name="P3">What did the author do well?</text:p>
      <text:p text:style-name="P3"/>
      <text:p text:style-name="P3">Hit the major points: Broad opening, specific questions to address, list of key results, and connected those results to a broader conclusion related to the larger problem.</text:p>
      <text:p text:style-name="P3"/>
      <text:p text:style-name="P3">Was the topic interesting and at the right level?</text:p>
      <text:p text:style-name="P3"/>
      <text:p text:style-name="P3">The whole “variation” discussion is maybe a little too technical for a general audience. But I think the topic is interesting – people are interested in the microbiome. I tried to make it hella general by bringing in human health and agricultural productivity as potential “microbiome-mediated functions.” </text:p>
      <text:p text:style-name="P3"/>
      <text:p text:style-name="P3">Was the specific question clear?</text:p>
      <text:p text:style-name="P3"/>
      <text:p text:style-name="P4">I mean the questions are sort of embedded in the first paragraph and there are no question marks. So no?</text:p>
      <text:p text:style-name="P4"/>
      <text:p text:style-name="P5">Were the results clear?</text:p>
      <text:p text:style-name="P5"/>
      <text:p text:style-name="P5">Yeah. IDK if the study design was very clear. They did relate to the questions tho the questions werent obvious and idk if the whole methanotroph thing was obvious.</text:p>
      <text:p text:style-name="P5"/>
      <text:p text:style-name="P5">Were the conclusions conclusions and did they relate to the larger issue, question, and clearly grow from the results.</text:p>
      <text:p text:style-name="P5"/>
      <text:p text:style-name="P5">I think so. It was a pretty linear progression from result to interpretation to broader conclusion for the two main results. And I used the same phrasing in the conclusion as the opening.</text:p>
      <text:p text:style-name="P5"/>
      <text:p text:style-name="P5">What was the take-home?</text:p>
      <text:p text:style-name="P5"/>
      <text:p text:style-name="P5">I think the take-homes were a little bit hidden within the conclusion and could maybe be restated in a sentence or two at the end. But if you hunt for them in the last paragraph it seems to be that microbiome manipulations are possible, but that it may not be obvious which microbes to manipulate.</text:p>
      <text:p text:style-name="P5"/>
      <text:p text:style-name="P5">Was the writing clear?</text:p>
      <text:p text:style-name="P5"/>
      <text:p text:style-name="P5">On the positive side, the language was fairly specific (as I have been refining the shit out of it for several years) On the downside, it’s pretty technical and it may be worth expanding more, assuming there’s enough space to do so. Elaborating more might make it easier to understand for a general audience.</text:p>
      <text:p text:style-name="P5"/>
      <text:p text:style-name="P7"/>
      <text:p text:style-name="P7"><text:soft-page-break/></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3T11:44:48.943180377</meta:creation-date>
    <dc:date>2023-01-04T13:37:31.280554662</dc:date>
    <meta:editing-duration>PT33M14S</meta:editing-duration>
    <meta:editing-cycles>2</meta:editing-cycles>
    <meta:generator>LibreOffice/7.0.4.2$Linux_X86_64 LibreOffice_project/00$Build-2</meta:generator>
    <meta:document-statistic meta:table-count="0" meta:image-count="0" meta:object-count="0" meta:page-count="3" meta:paragraph-count="19" meta:word-count="1074" meta:character-count="6860" meta:non-whitespace-character-count="5799"/>
  </office:meta>
</office:document-meta>
</file>